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6e42" officeooo:paragraph-rsid="000c6e42"/>
    </style:style>
    <style:style style:name="P2" style:family="paragraph" style:parent-style-name="Standard">
      <style:text-properties fo:font-weight="bold" officeooo:rsid="000de9c1" officeooo:paragraph-rsid="000de9c1" style:font-weight-asian="bold" style:font-weight-complex="bold"/>
    </style:style>
    <style:style style:name="P3" style:family="paragraph" style:parent-style-name="Standard">
      <style:text-properties fo:font-weight="normal" officeooo:rsid="000de9c1" officeooo:paragraph-rsid="000de9c1" style:font-weight-asian="normal" style:font-weight-complex="normal"/>
    </style:style>
    <style:style style:name="P4" style:family="paragraph" style:parent-style-name="Standard">
      <style:paragraph-properties fo:margin-left="12.51mm" fo:margin-right="0mm" fo:text-indent="0mm" style:auto-text-indent="false"/>
      <style:text-properties fo:font-weight="normal" officeooo:rsid="000de9c1" officeooo:paragraph-rsid="000de9c1" style:font-weight-asian="normal" style:font-weight-complex="normal"/>
    </style:style>
    <style:style style:name="P5" style:family="paragraph" style:parent-style-name="Standard">
      <style:paragraph-properties fo:margin-left="0mm" fo:margin-right="0mm" fo:text-indent="0mm" style:auto-text-indent="false"/>
      <style:text-properties fo:font-weight="normal" officeooo:rsid="000de9c1" officeooo:paragraph-rsid="000de9c1" style:font-weight-asian="normal" style:font-weight-complex="normal"/>
    </style:style>
    <style:style style:name="T1" style:family="text">
      <style:text-properties officeooo:rsid="000de9c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itat från Don't Make Me Think Revisited:</text:p>
      <text:p text:style-name="P1"/>
      <text:p text:style-name="P1">”Don't make me think!” […] For as long as I can remember, I've been telling people that this is my first law of usability. […] I should be able to ”get it” – what it is and how to use it – without expending any effort thinking about it.</text:p>
      <text:p text:style-name="P1"/>
      <text:p text:style-name="P1">Just how self-evident are we talking about?</text:p>
      <text:p text:style-name="P1"/>
      <text:p text:style-name="P1">Well, self-evident enough, for instance, that your next door neighbor, who has no interest in the subject of your site and who barely knows how to use the Back button, could look at your home page and say, ”Oh, it's a ___.”</text:p>
      <text:p text:style-name="P1"/>
      <text:p text:style-name="P1">”<text:span text:style-name="T1">If something is usable – whether it's a Web site, a remote control, or a revolving door – it means that</text:span></text:p>
      <text:p text:style-name="P1"/>
      <text:p text:style-name="P1"><text:tab/><text:span text:style-name="T1">A person of average (or even below average) ability and experience can figure out how to use the thing to accomplish something without it being more trouble than it's worth.”</text:span></text:p>
      <text:p text:style-name="P1"/>
      <text:p text:style-name="P2">Citat från Rocket Surgery Made Easy:</text:p>
      <text:p text:style-name="P3"/>
      <text:p text:style-name="P3">p.13 […] what is ”<text:span text:style-name="T2">usability testing</text:span><text:span text:style-name="T3">”?</text:span></text:p>
      <text:p text:style-name="P3"><text:span text:style-name="T3"/></text:p>
      <text:p text:style-name="P3"><text:span text:style-name="T3">It's pretty simple:</text:span></text:p>
      <text:p text:style-name="P3"><text:span text:style-name="T3"/></text:p>
      <text:p text:style-name="P4"><text:span text:style-name="T3">Watching people try to use what you're creating/designing/building (or something you've already created/designed/built), with the intention of (a) making it easier for people to use or (b) proving that it is easy to use.</text:span></text:p>
      <text:p text:style-name="P5"><text:span text:style-name="T3"/></text:p>
      <text:p text:style-name="P5"><text:span text:style-name="T3">p.16-17</text:span></text:p>
      <text:p text:style-name="P5"><text:span text:style-name="T3"/></text:p>
      <text:p text:style-name="P5"><text:span text:style-name="T3">But </text:span><text:span text:style-name="T2">why</text:span><text:span text:style-name="T3"> does it work?</text:span></text:p>
      <text:p text:style-name="P5"><text:span text:style-name="T3"/></text:p>
      <text:p text:style-name="P5"><text:span text:style-name="T3">[…] It works because all sites have problems.</text:span></text:p>
      <text:p text:style-name="P5"><text:span text:style-name="T3">[…] It works because most of the serious problems tend to be easy to find.</text:span></text:p>
      <text:p text:style-name="P5"><text:span text:style-name="T3">[…] It works because watching users makes you a better designer.</text:span></text:p>
      <text:p text:style-name="P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3:19:56.183175977</meta:creation-date>
    <dc:date>2018-06-07T13:47:54.087123792</dc:date>
    <meta:editing-duration>PT24M59S</meta:editing-duration>
    <meta:editing-cycles>1</meta:editing-cycles>
    <meta:generator>LibreOffice/6.0.2.1$Linux_x86 LibreOffice_project/00m0$Build-1</meta:generator>
    <meta:document-statistic meta:table-count="0" meta:image-count="0" meta:object-count="0" meta:page-count="1" meta:paragraph-count="15" meta:word-count="241" meta:character-count="1345" meta:non-whitespace-character-count="1114"/>
  </office:meta>
</office:document-meta>
</file>